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32%"/>
      <style:text-properties style:font-name="Times New Roman" fo:font-weight="bold" style:font-weight-asian="bold" fo:color="#000000"/>
    </style:style>
    <style:style style:name="P2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/>
    </style:style>
    <style:style style:name="P3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6pt" style:font-size-asian="16pt"/>
    </style:style>
    <style:style style:name="P4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4pt" style:font-size-asian="14pt"/>
    </style:style>
    <style:style style:name="P5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4pt" style:font-size-asian="14pt"/>
    </style:style>
    <style:style style:name="P6" style:parent-style-name="Textbody" style:family="paragraph">
      <style:paragraph-properties fo:margin-bottom="0in" fo:line-height="120%" fo:margin-left="0.5in">
        <style:tab-stops/>
      </style:paragraph-properties>
      <style:text-properties style:font-name="Times New Roman" fo:color="#000000"/>
    </style:style>
    <style:style style:name="P7" style:parent-style-name="Textbody" style:family="paragraph">
      <style:paragraph-properties fo:margin-bottom="0in" fo:line-height="120%"/>
      <style:text-properties style:font-name="Times New Roman" fo:font-weight="bold" style:font-weight-asian="bold" fo:color="#000000"/>
    </style:style>
    <style:style style:name="P8" style:parent-style-name="Textbody" style:family="paragraph">
      <style:paragraph-properties fo:margin-bottom="0in" fo:line-height="120%"/>
      <style:text-properties fo:color="#000000"/>
    </style:style>
  </office:automatic-styles>
  <office:body>
    <office:text text:use-soft-page-breaks="true">
      <text:p text:style-name="P1"><text:bookmark-start text:name="docs-internal-guid-ac00be15-7fff-806a-2b"/><text:bookmark-end text:name="docs-internal-guid-ac00be15-7fff-806a-2b"/>CỘNG HÒA XÃ HỘI CHỦ<text:s/>NGHĨA VIỆT NAM</text:p>
      <text:p text:style-name="P2">Độc lập - Tự<text:s/>do - Hạnh phúc</text:p>
      <text:p text:style-name="P3">---oOo---</text:p>
      <text:p text:style-name="Textbody"/>
      <text:p text:style-name="P4">BIÊN BẢN THU HỒI HÓA ĐƠN ĐÃ LẬP</text:p>
      <text:p text:style-name="P5">Số:……./BBTHHĐ</text:p>
      <text:p text:style-name="Textbody"/>
      <text:p text:style-name="P6">- Căn cứ<text:s/>Thông tư số<text:s/>39/2014/TT-BTC ngày 31/3/2014 của Bộ<text:s/>Tài<text:s/>chính hướng dẫn thi hành Nghị<text:s/>định số<text:s/>51/2010/NĐ-CP.</text:p>
      <text:p text:style-name="Textbody"/>
      <text:p text:style-name="P7"><text:tab/>ĐẠI DIỆN BÊN A<text:s/><text:tab/><text:tab/><text:tab/><text:tab/><text:tab/><text:tab/>ĐẠI DIỆN BÊN B</text:p>
      <text:p text:style-name="Textbody"/>
      <text:p text:style-name="P8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1" style:display-name="ListLabel 1" style:family="text">
      <style:text-properties style:font-name="Times New Roman" style:text-underline-type="none" style:text-underline-color="font-color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u Nguyen</dc:creator>
    <meta:creation-date>2021-11-16T11:28:00Z</meta:creation-date>
    <dc:date>2021-12-02T03:48:00Z</dc:date>
    <meta:template xlink:href="Normal.dotm" xlink:type="simple"/>
    <meta:editing-cycles>110</meta:editing-cycles>
    <meta:editing-duration>PT21480S</meta:editing-duration>
    <meta:document-statistic meta:page-count="1" meta:paragraph-count="1" meta:word-count="41" meta:character-count="277" meta:row-count="1" meta:non-whitespace-character-count="237"/>
  </office:meta>
</office:document-meta>
</file>